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01cab0" officeooo:paragraph-rsid="0001cab0"/>
    </style:style>
    <style:style style:name="P2" style:family="paragraph" style:parent-style-name="Footer">
      <style:text-properties officeooo:rsid="0001cab0" officeooo:paragraph-rsid="0001cab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</text:index-body>
      </text:table-of-conten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alutation" style:family="paragraph" style:parent-style-name="Standard" style:class="text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style:parent-style-name="List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cab0" officeooo:paragraph-rsid="0001cab0"/>
    </style:style>
    <style:style style:name="MP2" style:family="paragraph" style:parent-style-name="Footer">
      <style:text-properties officeooo:rsid="0001cab0" officeooo:paragraph-rsid="0001cab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3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5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ies ist die Kopfzeile</text:p>
      </style:header>
      <style:footer>
        <text:p text:style-name="MP2">Dies ist die Fußzeile Seite <text:page-number text:select-page="current">1</text:page-number> von <text:page-count>1</text:page-count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  <style:master-page style:name="Envelope" style:page-layout-name="Mpm3">
      <style:header>
        <text:p text:style-name="Header"/>
      </style:header>
      <style:footer>
        <text:p text:style-name="Footer"/>
      </style:footer>
    </style:master-page>
    <style:master-page style:name="Footnot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4">
      <style:header>
        <text:p text:style-name="Header"/>
      </style:header>
      <style:footer>
        <text:p text:style-name="Footer"/>
      </style:footer>
    </style:master-page>
    <style:master-page style:name="Index" style:page-layout-name="Mpm1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5">
      <style:header>
        <text:p text:style-name="Header"/>
      </style:header>
      <style:footer>
        <text:p text:style-name="Footer"/>
      </style:footer>
    </style:master-page>
    <style:master-page style:name="Right_20_Page" style:display-name="Right Page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4-08-28T18:10:52</meta:creation-date>
    <dc:date>2014-08-29T10:44:37.377181635</dc:date>
    <meta:editing-cycles>2</meta:editing-cycles>
    <meta:editing-duration>P0D</meta:editing-duration>
    <meta:document-statistic meta:table-count="0" meta:image-count="0" meta:object-count="0" meta:page-count="1" meta:paragraph-count="3" meta:word-count="13" meta:character-count="75" meta:non-whitespace-character-count="65"/>
  </office:meta>
</office:document-meta>
</file>